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f58f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0bf5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3da8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bold" officeooo:paragraph-rsid="0010bf5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bold" officeooo:paragraph-rsid="0012f09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paragraph-rsid="0013da85" style:font-weight-asian="bold" style:font-weight-complex="bold"/>
    </style:style>
    <style:style style:name="P7" style:family="paragraph" style:parent-style-name="Standard" style:list-style-name="L1">
      <style:paragraph-properties fo:text-align="center" style:justify-single-word="false"/>
      <style:text-properties style:text-underline-style="none" officeooo:paragraph-rsid="0013da85"/>
    </style:style>
    <style:style style:name="P8" style:family="paragraph" style:parent-style-name="Standard" style:list-style-name="L2">
      <style:paragraph-properties fo:text-align="center" style:justify-single-word="false"/>
      <style:text-properties style:text-underline-style="none" officeooo:paragraph-rsid="0013da85"/>
    </style:style>
    <style:style style:name="P9" style:family="paragraph" style:parent-style-name="Standard" style:list-style-name="L2">
      <style:paragraph-properties fo:text-align="center" style:justify-single-word="false"/>
      <style:text-properties officeooo:paragraph-rsid="0013da85"/>
    </style:style>
    <style:style style:name="T1" style:family="text">
      <style:text-properties officeooo:rsid="000f58f3"/>
    </style:style>
    <style:style style:name="T2" style:family="text">
      <style:text-properties officeooo:rsid="0010bf5e"/>
    </style:style>
    <style:style style:name="T3" style:family="text">
      <style:text-properties fo:font-weight="bold" officeooo:rsid="0013da85" style:font-weight-asian="bold" style:font-weight-complex="bold"/>
    </style:style>
    <style:style style:name="T4" style:family="text">
      <style:text-properties officeooo:rsid="0011e73c"/>
    </style:style>
    <style:style style:name="T5" style:family="text">
      <style:text-properties officeooo:rsid="0012f091"/>
    </style:style>
    <style:style style:name="T6" style:family="text">
      <style:text-properties style:text-underline-style="none" fo:font-weight="bold" officeooo:rsid="0013da85" style:font-weight-asian="bold" style:font-weight-complex="bold"/>
    </style:style>
    <style:style style:name="T7" style:family="text">
      <style:text-properties style:text-underline-style="none" officeooo:rsid="0013da85"/>
    </style:style>
    <style:style style:name="T8" style:family="text">
      <style:text-properties officeooo:rsid="0013da85"/>
    </style:style>
    <style:style style:name="T9" style:family="text">
      <style:text-properties style:font-name="Loma" style:text-underline-style="none" fo:font-weight="bold" officeooo:rsid="0013da85" style:font-weight-asian="bold" style:font-weight-complex="bold"/>
    </style:style>
    <style:style style:name="T10" style:family="text">
      <style:text-properties style:font-name="Loma" style:text-underline-style="solid" style:text-underline-width="auto" style:text-underline-color="font-color" fo:font-weight="bold" officeooo:rsid="0013da85" style:font-weight-asian="bold" style:font-weight-complex="bold"/>
    </style:style>
    <style:style style:name="T11" style:family="text">
      <style:text-properties style:font-name="Loma" fo:font-weight="bold" officeooo:rsid="0013da85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3da85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13da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ST OF COMMAND USED IN LINUX <text:s text:c="2"/></text:span></text:p>
      <text:p text:style-name="P2"><text:span text:style-name="T2"/></text:p>
      <text:p text:style-name="P4"><text:span text:style-name="T2">Disk <text:s/>space:</text:span></text:p>
      <text:p text:style-name="P2"><text:span text:style-name="T2"/></text:p>
      <text:p text:style-name="P4"><text:span text:style-name="T2">ls -lsr</text:span></text:p>
      <text:p text:style-name="P4"><text:span text:style-name="T2">df -h</text:span></text:p>
      <text:p text:style-name="P4"><text:span text:style-name="T2">df -i</text:span></text:p>
      <text:p text:style-name="P4"><text:span text:style-name="T2"/></text:p>
      <text:p text:style-name="P4"><text:span text:style-name="T2">Dir navigation: </text:span></text:p>
      <text:p text:style-name="P2"><text:span text:style-name="T2"/></text:p>
      <text:p text:style-name="P4"><text:span text:style-name="T2">cd</text:span></text:p>
      <text:p text:style-name="P4"><text:span text:style-name="T2">pushd</text:span></text:p>
      <text:p text:style-name="P4"><text:span text:style-name="T2">File searching:</text:span></text:p>
      <text:p text:style-name="P2"><text:span text:style-name="T2"/></text:p>
      <text:p text:style-name="P4"><text:span text:style-name="T2">ls -lrt</text:span></text:p>
      <text:p text:style-name="P4"><text:span text:style-name="T2">find</text:span></text:p>
      <text:p text:style-name="P4"><text:span text:style-name="T2">grep</text:span></text:p>
      <text:p text:style-name="P4"><text:span text:style-name="T2"/></text:p>
      <text:p text:style-name="P4"><text:span text:style-name="T2">Archives and compression:</text:span></text:p>
      <text:p text:style-name="P2"><text:span text:style-name="T2"/></text:p>
      <text:p text:style-name="P4"><text:span text:style-name="T2">gpg – file</text:span></text:p>
      <text:p text:style-name="P4"><text:span text:style-name="T2">gpg file.gpg</text:span></text:p>
      <text:p text:style-name="P4"><text:span text:style-name="T2">tar tvf archive_name.tar</text:span></text:p>
      <text:p text:style-name="P4"><text:span text:style-name="T2"/></text:p>
      <text:p text:style-name="P4"><text:span text:style-name="T2">System administrator:</text:span></text:p>
      <text:p text:style-name="P2"><text:span text:style-name="T2"/></text:p>
      <text:p text:style-name="P4"><text:span text:style-name="T2">uname -a</text:span></text:p>
      <text:p text:style-name="P4"><text:span text:style-name="T2">lsub -tv</text:span></text:p>
      <text:p text:style-name="P4"><text:span text:style-name="T2">head -nl/etc/issue</text:span></text:p>
      <text:p text:style-name="P4"><text:span text:style-name="T2"/></text:p>
      <text:p text:style-name="P4"><text:span text:style-name="T2">Interactive:</text:span></text:p>
      <text:p text:style-name="P2"><text:span text:style-name="T2"/></text:p>
      <text:p text:style-name="P4"><text:span text:style-name="T2">readline</text:span></text:p>
      <text:p text:style-name="P4"><text:span text:style-name="T2">screen</text:span></text:p>
      <text:p text:style-name="P4"><text:span text:style-name="T2">cm</text:span></text:p>
      <text:p text:style-name="P4"><text:span text:style-name="T2"/></text:p>
      <text:p text:style-name="P4"><text:span text:style-name="T2">Others commands :</text:span></text:p>
      <text:p text:style-name="P2"><text:span text:style-name="T2"/></text:p>
      <text:p text:style-name="P5"><text:span text:style-name="T4">tar,ssh,sed,awk,vin,sort,export,ls,ls -l,ls -a,pwd,cd,gzip,bzip2,unzip,shutdown -r now,free,top,df,kill,rm,cp,mv,chmod,mkdir,su and sudo </text:span><text:span text:style-name="T5">apt -get install,</text:span><text:span text:style-name="T4">sudo </text:span><text:span text:style-name="T5">apt -get update,</text:span><text:span text:style-name="T4">sudo </text:span><text:span text:style-name="T5">apt -get upgrade....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6"><text:soft-page-break/><text:span text:style-name="T8">TAR COMMAND :</text:span></text:p>
      <text:p text:style-name="P3"><text:span text:style-name="T8"/></text:p>
      <text:p text:style-name="P6"><text:span text:style-name="T8">On unix platform,tar command is the primary archiving utility</text:span></text:p>
      <text:p text:style-name="P6"><text:span text:style-name="T8"/></text:p>
      <text:p text:style-name="P6"><text:span text:style-name="T8">Examples:How to create archive with</text:span></text:p>
      <text:p text:style-name="P6"><text:span text:style-name="T8">-gzip compression</text:span></text:p>
      <text:p text:style-name="P6"><text:span text:style-name="T8">-bzip compression</text:span></text:p>
      <text:p text:style-name="P6"><text:span text:style-name="T8"/></text:p>
      <text:list xml:id="list1007990276" text:style-name="L1">
        <text:list-header>
          <text:p text:style-name="P7"><text:span text:style-name="T3">.</text:span><text:span text:style-name="T11">create a new tar archive</text:span><text:span text:style-name="T11">:</text:span></text:p>
        </text:list-header>
      </text:list>
      <text:p text:style-name="P6"><text:span text:style-name="T8">tar cvf archive_name.tar dirname</text:span></text:p>
      <text:p text:style-name="P6"><text:span text:style-name="T8"/></text:p>
      <text:list xml:id="list1154503409" text:style-name="L2">
        <text:list-header>
          <text:p text:style-name="P8"><text:span text:style-name="T3">.</text:span><text:span text:style-name="T3">extract from an existing tar archive</text:span><text:span text:style-name="T3">:</text:span></text:p>
          <text:p text:style-name="P9"><text:span text:style-name="T6"/></text:p>
        </text:list-header>
      </text:list>
      <text:p text:style-name="P6"><text:span text:style-name="T8">tar xvf archive_name.tar</text:span></text:p>
      <text:p text:style-name="P6"><text:span text:style-name="T8"/></text:p>
      <text:p text:style-name="P6"><text:span text:style-name="T8"><text:s text:c="9"/>. view an existing tar archive:</text:span></text:p>
      <text:p text:style-name="P6"><text:span text:style-name="T8"/></text:p>
      <text:p text:style-name="P6"><text:span text:style-name="T8">tar tvf archive_name.tar</text:span></text:p>
      <text:p text:style-name="P3"><text:span text:style-name="T7"/></text:p>
      <text:p text:style-name="P3"><text:span text:style-name="T7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0:40:44</meta:creation-date>
    <dc:date>2014-02-10T12:27:50</dc:date>
    <meta:editing-duration>PT1H42M19S</meta:editing-duration>
    <meta:editing-cycles>8</meta:editing-cycles>
    <meta:generator>LibreOffice/3.6$Linux_x86 LibreOffice_project/360m1$Build-2</meta:generator>
    <meta:document-statistic meta:table-count="0" meta:image-count="0" meta:object-count="0" meta:page-count="2" meta:paragraph-count="37" meta:word-count="114" meta:character-count="812" meta:non-whitespace-character-count="721"/>
  </office:meta>
</office:document-meta>
</file>